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4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2.34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4c4c4c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4c4c4c" fo:background-color="#ffff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4c4c4c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tr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_PROCESS_INVAL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_PROCESS_SPARE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_PROCESS_SPARE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_PROCESS_SPARE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_PROCESS_SPARE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_PROCESS_SPARE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_PROCESS_SPARE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_PROCESS_SPARE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_PROCESS_SNF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_PROCESS_BCU_I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_PROCESS_BCU_I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_PROCESS_BCU_I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_PROCESS_BCU_I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_PROCESS_BSN_LBAND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_PROCESS_BSN_SBAN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_PROCESS_BSN_IFF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_PROCESS_ALL_BSN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_PROCESS_CU_LBAND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_PROCESS_CU_SBAND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_PROCESS_CU_L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_PROCESS_PSP_LBAND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_PROCESS_PSP_SBAND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_PROCESS_PSP_L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_PROCESS_MC_ALL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_PROCESS_RESERVE_2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_PROCESS_RESERVE_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_PROCESS_MCBSN_IFF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_PROCESS_RDR_IFF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_PROCESS_ALL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_PROCESS_MRC_BCN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E_PROCESS_MRC_BIT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_PROCESS_MRC_CAL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_PROCESS_MRC_RIM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E_PROCESS_MRC_RDR_TRK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_PROCESS_MRC_IFF_TRK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E_PROCESS_MRC_ECCM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_PROCESS_MS_AMC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E_PROCESS_MS_SDI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_PROCESS_MS_MC2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E_PROCESS_IN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E_PROCESS_IFF_MC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E_PROCESS_CCC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_PROCESS_OWS_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E_PROCESS_OWS_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E_PROCESS_OWS_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_PROCESS_OWS_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_PROCESS_OWS_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E_PROCESS_OWS_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_PROCESS_ESM_OWS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_PROCESS_RDS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E_PROCESS_ESM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E_PROCESS_MG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E_PROCESS_STAGE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E_PROCESS_ENV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_PROCESS_NFT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_PROCESS_MTCU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E_PROCESS_DLCU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E_PROCESS_DCS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E_PROCESS_OWS_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_PROCESS_OWS_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_PROCESS_OWS_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_PROCESS_OWS_1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_PROCESS_OWS_11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E_PROCESS_LHMI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E_PROCESS_IACCS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E_PROCESS_MON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E_PROCESS_DVRP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_PROCESS_ESMP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E_PROCESS_PIP_INS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_PROCESS_SSC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E_PROCESS_MWS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E_PROCESS_MWSIFF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E_PROCESS_ESM_TO_M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E_PROCESS_ESM_FROM_M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E_PROCESS_ESM_TO_SPS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E_PROCESS_ESM_FROM_SPS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E_PROCESS_MS_AMC_P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E_PROCESS_GROUP_MS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E_PROCESS_GROUP_MRC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E_PROCESS_GROUP_SPS_SBIT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E_PROCESS_FTS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E_PROCESS_IBF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E_REMOTE_STATION_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E_REMOTE_STATION_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E_REMOTE_STATION_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_REMOTE_STATION_4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E_PROCESS_RDR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E_PROCESS_IFF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E_PROCESS_SATCOM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E_PROCESS_VUHF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E_PROCESS_CBAND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E_PROCESS_I_COMM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E_PROCESS_D_COMM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E_PROCESS_MODIFIED_AIRCRAFT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E_PROCESS_IBF_AGENT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E_PROCESS_IBF_1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E_PROCESS_IBF_2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E_PROCESS_IBF_3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E_PROCESS_IBF_4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E_PROCESS_IBF_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E_PROCESS_IBF_MONITOR</text:p>
          </table:table-cell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_PROCESS_OWS_ALL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E_PROCESS_L_RDR_IFF_GROUP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E_PROCESS_S_RDR_GROUP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E_PROCESS_MWS_GROUP</text:p>
          </table:table-cell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E_PROCESS_MRC_BURST_GROUP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E_PROCESS_MDB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E_PROCESS_CFDS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E_PROCESS_IC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E_PROCESS_PIP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E_PROCESS_ALL_ESM_OWS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E_PROCESS_DVRPCMD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E_PROCESS_DVRPDAT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E_PROCESS_TSRC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E_PROCESS_TSRC_DEST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E_PROCESS_INS_DEST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E_PROCESS_ENV_DBG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E_PROCESS_COMM_SIM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E_PROCESS_MDB_AGENT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E_PROCESS_MDB_VIEWER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E_PROCESS_IOS</text:p>
          </table:table-cell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E_PROCESS_EXTERNAL_SIMULATOR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E_PROCESS_EXTERNAL_C2</text:p>
          </table:table-cell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E_PROCESS_RESERVED_24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E_PROCESS_DVRPSNF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E_PROCESS_SSC_DVRP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E_PROCESS_AGT_MCS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E_PROCESS_SPS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E_PROCESS_SBIT_MRC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E_PROCESS_SBIT_MS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E_PROCESS_CBIT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E_PROCESS_OSE_AGENT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E_PROCESS_OSE_VIEWER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E_PROCESS_PS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E_PROCESS_LCS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E_PROCESS_SBIT_SPS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E_PROCESS_MS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E_PROCESS_OWS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E_PROCESS_DCOM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E_PROCESS_MDB_CLIENT_1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E_PROCESS_MDB_CLIENT_2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E_PROCESS_MDB_CLIENT_3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E_PROCESS_MDB_CLIENT_4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E_PROCESS_MDB_CLIENT_5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E_PROCESS_MDB_CLIENT_6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E_PROCESS_INSMN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E_PROCESS_C2_IU_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E_PROCESS_C2_IU_2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E_PROCESS_C2_IU_3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E_PROCESS_C2_EXT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E_PROCESS_MSG_RELAY_1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E_PROCESS_MSG_RELAY_2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E_PROCESS_MSG_RELAY_3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E_PROCESS_MSG_RELAY_4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E_PROCESS_MSG_RELAY_5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E_PROCESS_BCU_S1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E_PROCESS_BCU_S2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E_PROCESS_BCU_S3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E_PROCESS_BCU_S4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E_PROCESS_BCU_S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E_PROCESS_BCU_S6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E_PROCESS_BCU_S7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E_PROCESS_BCU_S8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E_PROCESS_BCU_L1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E_PROCESS_BCU_L2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E_PROCESS_BCU_L3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E_PROCESS_BCU_L4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E_PROCESS_BCU_L5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E_PROCESS_BCU_L6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E_PROCESS_BCU_L7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E_PROCESS_BCU_L8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E_PROCESS_BCU_L9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E_PROCESS_BCU_L10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E_PROCESS_BCU_L1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E_PROCESS_BCU_L12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E_PROCESS_EOWS1_IN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E_PROCESS_EOWS2_IN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E_PROCESS_EOWS3_IN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E_PROCESS_EOWS4_IN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E_PROCESS_EOWS5_IN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E_PROCESS_EOWS6_IN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E_PROCESS_EOWS7_IN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E_PROCESS_EOWS8_IN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E_PROCESS_EOWS9_IN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E_PROCESS_EOWS10_IN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E_PROCESS_EOWS11_IN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E_PROCESS_EOWS1_OUT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E_PROCESS_EOWS2_OUT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E_PROCESS_EOWS3_OUT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E_PROCESS_EOWS4_OUT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E_PROCESS_EOWS5_OUT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E_PROCESS_EOWS6_OUT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E_PROCESS_EOWS7_OUT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E_PROCESS_EOWS8_OUT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E_PROCESS_EOWS9_OUT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E_PROCESS_EOWS10_OUT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E_PROCESS_EOWS11_OUT</text:p>
          </table:table-cell>
        </table:table-row>
        <table:table-row table:style-name="ro4">
          <table:table-cell office:value-type="float" office:value="450" calcext:value-type="float">
            <text:p>450</text:p>
          </table:table-cell>
          <table:table-cell office:value-type="string" calcext:value-type="string">
            <text:p>E_PROCESS_MRC_RESERVED_START</text:p>
          </table:table-cell>
        </table:table-row>
        <table:table-row table:style-name="ro4">
          <table:table-cell office:value-type="float" office:value="451" calcext:value-type="float">
            <text:p>451</text:p>
          </table:table-cell>
          <table:table-cell office:value-type="string" calcext:value-type="string">
            <text:p>E_PROCESS_MRC_WEATHER</text:p>
          </table:table-cell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string" calcext:value-type="string">
            <text:p>E_PROCESS_MRC_RESERVED_END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string" calcext:value-type="string">
            <text:p>E_PROCESS_MBT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E_PROCESS_MX1</text:p>
          </table:table-cell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E_PROCESS_MXI_2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E_PROCESS_TSRC_C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E_PROCESS_NAV_C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string" calcext:value-type="string">
            <text:p>E_PROCESS_OMA</text:p>
          </table:table-cell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string" calcext:value-type="string">
            <text:p>E_PROCESS_OMV</text:p>
          </table:table-cell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string" calcext:value-type="string">
            <text:p>E_PROCESS_OSED</text:p>
          </table:table-cell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string" calcext:value-type="string">
            <text:p>E_PROCESS_E_SDI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E_PROCESS_E_AMC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E_PROCESS_IBF_AG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E_PROCESS_IBF_RQ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E_PROCESS_IBF_RS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E_PROCESS_LOG_DEF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E_PROCESS_LOG_RDR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E_PROCESS_LOG_SHW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E_PROCESS_LOG_FLT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E_PROCESS_PSP_AGN</text:p>
          </table:table-cell>
        </table:table-row>
        <table:table-row table:style-name="ro4">
          <table:table-cell office:value-type="float" office:value="1026" calcext:value-type="float">
            <text:p>1026</text:p>
          </table:table-cell>
          <table:table-cell office:value-type="string" calcext:value-type="string">
            <text:p>E_PROCESS_RESERVED_1026</text:p>
          </table:table-cell>
        </table:table-row>
        <table:table-row table:style-name="ro4">
          <table:table-cell office:value-type="float" office:value="1027" calcext:value-type="float">
            <text:p>1027</text:p>
          </table:table-cell>
          <table:table-cell office:value-type="string" calcext:value-type="string">
            <text:p>E_PROCESS_RESERVED_1027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E_PROCESS_OWS_EI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E_PROCESS_MSU_EI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E_PROCESS_ESM_INS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E_PROCESS_SPARE3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E_PROCESS_INS_NAV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E_PROCESS_CU_TSS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E_PROCESS_CLK_ENV</text:p>
          </table:table-cell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string" calcext:value-type="string">
            <text:p>E_PROCESS_MPM</text:p>
          </table:table-cell>
        </table:table-row>
        <table:table-row table:style-name="ro3">
          <table:table-cell office:value-type="float" office:value="1050" calcext:value-type="float">
            <text:p>1050</text:p>
          </table:table-cell>
          <table:table-cell office:value-type="string" calcext:value-type="string">
            <text:p>E_PROCESS_CSM</text:p>
          </table:table-cell>
        </table:table-row>
        <table:table-row table:style-name="ro4">
          <table:table-cell office:value-type="float" office:value="1051" calcext:value-type="float">
            <text:p>1051</text:p>
          </table:table-cell>
          <table:table-cell office:value-type="string" calcext:value-type="string">
            <text:p>E_PROCESS_SPARE51_FOR_RDR</text:p>
          </table:table-cell>
        </table:table-row>
        <table:table-row table:style-name="ro4">
          <table:table-cell office:value-type="float" office:value="1052" calcext:value-type="float">
            <text:p>1052</text:p>
          </table:table-cell>
          <table:table-cell office:value-type="string" calcext:value-type="string">
            <text:p>E_PROCESS_SPARE52_FOR_RDR</text:p>
          </table:table-cell>
        </table:table-row>
        <table:table-row table:style-name="ro4">
          <table:table-cell office:value-type="float" office:value="1053" calcext:value-type="float">
            <text:p>1053</text:p>
          </table:table-cell>
          <table:table-cell office:value-type="string" calcext:value-type="string">
            <text:p>E_PROCESS_SPARE53_FOR_RDR</text:p>
          </table:table-cell>
        </table:table-row>
        <table:table-row table:style-name="ro4">
          <table:table-cell office:value-type="float" office:value="1054" calcext:value-type="float">
            <text:p>1054</text:p>
          </table:table-cell>
          <table:table-cell office:value-type="string" calcext:value-type="string">
            <text:p>E_PROCESS_SPARE54_FOR_RDR</text:p>
          </table:table-cell>
        </table:table-row>
        <table:table-row table:style-name="ro4">
          <table:table-cell office:value-type="float" office:value="1055" calcext:value-type="float">
            <text:p>1055</text:p>
          </table:table-cell>
          <table:table-cell office:value-type="string" calcext:value-type="string">
            <text:p>E_PROCESS_SPARE55_FOR_RDR</text:p>
          </table:table-cell>
        </table:table-row>
        <table:table-row table:style-name="ro4">
          <table:table-cell office:value-type="float" office:value="1056" calcext:value-type="float">
            <text:p>1056</text:p>
          </table:table-cell>
          <table:table-cell office:value-type="string" calcext:value-type="string">
            <text:p>E_PROCESS_SPARE56_FOR_RDR</text:p>
          </table:table-cell>
        </table:table-row>
        <table:table-row table:style-name="ro4">
          <table:table-cell office:value-type="float" office:value="1057" calcext:value-type="float">
            <text:p>1057</text:p>
          </table:table-cell>
          <table:table-cell office:value-type="string" calcext:value-type="string">
            <text:p>E_PROCESS_SPARE57_FOR_RDR</text:p>
          </table:table-cell>
        </table:table-row>
        <table:table-row table:style-name="ro4">
          <table:table-cell office:value-type="float" office:value="1058" calcext:value-type="float">
            <text:p>1058</text:p>
          </table:table-cell>
          <table:table-cell office:value-type="string" calcext:value-type="string">
            <text:p>E_PROCESS_SPARE58_FOR_RDR</text:p>
          </table:table-cell>
        </table:table-row>
        <table:table-row table:style-name="ro4">
          <table:table-cell office:value-type="float" office:value="1059" calcext:value-type="float">
            <text:p>1059</text:p>
          </table:table-cell>
          <table:table-cell office:value-type="string" calcext:value-type="string">
            <text:p>E_PROCESS_SPARE59_FOR_RDR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E_PROCESS_SPARE_78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E_PROCESS_SPARE_79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E_PROCESS_SPARE_8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E_PROCESS_ICS_ICN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string" calcext:value-type="string">
            <text:p>E_PROCESS_F_S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string" calcext:value-type="string">
            <text:p>E_PROCESS_ACCC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E_PROCESS_MS_TLM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E_PROCESS_MS_MC2_MSH</text:p>
          </table:table-cell>
        </table:table-row>
        <table:table-row table:style-name="ro5">
          <table:table-cell office:value-type="float" office:value="2005" calcext:value-type="float">
            <text:p>2005</text:p>
          </table:table-cell>
          <table:table-cell office:value-type="string" calcext:value-type="string">
            <text:p>E_PROCESS_MS_MC2_MANAGEMENT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E_PROCESS_MS_MC2_TELLING</text:p>
          </table:table-cell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string" calcext:value-type="string">
            <text:p>E_PROCESS_MS_MC2_HOUSEKEEP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E_PROCESS_ICDL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E_PROCESS_CP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_PROCESS_SBIT_CPS</text:p>
          </table:table-cell>
        </table:table-row>
        <table:table-row table:style-name="ro3">
          <table:table-cell office:value-type="float" office:value="2500" calcext:value-type="float">
            <text:p>2500</text:p>
          </table:table-cell>
          <table:table-cell office:value-type="string" calcext:value-type="string">
            <text:p>E_PROCESS_BMS</text:p>
          </table:table-cell>
        </table:table-row>
        <table:table-row table:style-name="ro3">
          <table:table-cell office:value-type="float" office:value="2501" calcext:value-type="float">
            <text:p>2501</text:p>
          </table:table-cell>
          <table:table-cell office:value-type="string" calcext:value-type="string">
            <text:p>E_PROCESS_BMSI</text:p>
          </table:table-cell>
        </table:table-row>
        <table:table-row table:style-name="ro3">
          <table:table-cell office:value-type="float" office:value="2502" calcext:value-type="float">
            <text:p>2502</text:p>
          </table:table-cell>
          <table:table-cell office:value-type="string" calcext:value-type="string">
            <text:p>E_PROCESS_BMST</text:p>
          </table:table-cell>
        </table:table-row>
        <table:table-row table:style-name="ro3">
          <table:table-cell office:value-type="float" office:value="3008" calcext:value-type="float">
            <text:p>3008</text:p>
          </table:table-cell>
          <table:table-cell office:value-type="string" calcext:value-type="string">
            <text:p>E_PROCESS_E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0P0" style:volatile="true">
      <number:currency-symbol number:language="en" number:country="IN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en" number:country="IN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6P0" style:volatile="true">
      <number:text> ₪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₪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₪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5P0" style:volatile="true">
      <number:text> ₪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₪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₪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₪ 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₪ 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3P0" style:volatile="true">
      <number:text>₪ </number:text>
      <number:number number:decimal-places="2" number:min-decimal-places="2" number:min-integer-digits="1" number:grouping="true"/>
    </number:number-style>
    <number:number-style style:name="N143">
      <number:text>₪ 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2P0" style:volatile="true">
      <number:text>₪ 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₪ 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1P0" style:volatile="true">
      <number:text>₪ </number:text>
      <number:number number:decimal-places="0" number:min-decimal-places="0" number:min-integer-digits="1" number:grouping="true"/>
    </number:number-style>
    <number:number-style style:name="N141">
      <number:text>₪ 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0P0" style:volatile="true">
      <number:text> Rs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Rs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Rs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Rs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Rs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Rs.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Rs. 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Rs. 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text>Rs. </number:text>
      <number:number number:decimal-places="2" number:min-decimal-places="2" number:min-integer-digits="1" number:grouping="true"/>
    </number:number-style>
    <number:number-style style:name="N137">
      <number:text>Rs. 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Rs. 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Rs. 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text>Rs. </number:text>
      <number:number number:decimal-places="0" number:min-decimal-places="0" number:min-integer-digits="1" number:grouping="true"/>
    </number:number-style>
    <number:number-style style:name="N135">
      <number:text>Rs. 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1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₹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0P0" style:volatile="true">
      <number:text>₹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text>₹ </number:text>
      <number:number number:decimal-places="2" number:min-decimal-places="2" number:min-integer-digits="1" number:grouping="true"/>
    </number:number-style>
    <number:number-style style:name="N129">
      <number:text>₹ 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P0" style:volatile="true">
      <number:text>₹ 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7P0" style:volatile="true">
      <number:text>₹ </number:text>
      <number:number number:decimal-places="0" number:min-decimal-places="0" number:min-integer-digits="1" number:grouping="true"/>
    </number:number-style>
    <number:number-style style:name="N127">
      <number:text>₹ 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6-14T19:32:37.256308745</meta:creation-date>
    <dc:date>2022-06-14T20:00:01.498406305</dc:date>
    <meta:editing-duration>PT27M24S</meta:editing-duration>
    <meta:editing-cycles>2</meta:editing-cycles>
    <meta:generator>LibreOffice/7.3.3.2$Linux_X86_64 LibreOffice_project/d1d0ea68f081ee2800a922cac8f79445e4603348</meta:generator>
    <meta:document-statistic meta:table-count="1" meta:cell-count="514" meta:object-count="0"/>
  </office:meta>
</office:document-meta>
</file>